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Cousine" svg:font-family="Cousine" style:font-family-generic="roman" style:font-pitch="variable"/>
    <style:font-face style:name="Cousine1" svg:font-family="Cousine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 style:master-page-name="Standard">
      <style:paragraph-properties fo:text-align="center" style:justify-single-word="false" style:page-number="1"/>
    </style:style>
    <style:style style:name="P3" style:family="paragraph" style:parent-style-name="normal">
      <style:text-properties style:font-name="Comfortaa" fo:font-size="12pt" style:font-name-asian="Comfortaa1" style:font-size-asian="12pt" style:font-name-complex="Comfortaa1" style:font-size-complex="12pt"/>
    </style:style>
    <style:style style:name="P4" style:family="paragraph" style:parent-style-name="normal">
      <style:paragraph-properties fo:text-align="center" style:justify-single-word="false"/>
      <style:text-properties style:font-name="Comfortaa" fo:font-size="12pt" style:font-name-asian="Comfortaa1" style:font-size-asian="12pt" style:font-name-complex="Comfortaa1" style:font-size-complex="12pt"/>
    </style:style>
    <style:style style:name="P5" style:family="paragraph" style:parent-style-name="normal">
      <style:paragraph-properties fo:margin-left="0cm" fo:text-indent="0cm" style:auto-text-indent="false"/>
      <style:text-properties style:font-name="Comfortaa" fo:font-size="12pt" style:font-name-asian="Comfortaa1" style:font-size-asian="12pt" style:font-name-complex="Comfortaa1" style:font-size-complex="12pt"/>
    </style:style>
    <style:style style:name="P6" style:family="paragraph" style:parent-style-name="normal">
      <style:text-properties style:font-name="Comfortaa" fo:font-size="14pt" style:font-name-asian="Comfortaa1" style:font-size-asian="14pt" style:font-name-complex="Comfortaa1" style:font-size-complex="14pt"/>
    </style:style>
    <style:style style:name="P7" style:family="paragraph" style:parent-style-name="normal">
      <style:paragraph-properties fo:text-align="center" style:justify-single-word="false"/>
      <style:text-properties style:font-name="Comfortaa" fo:font-size="14pt" style:font-name-asian="Comfortaa1" style:font-size-asian="14pt" style:font-name-complex="Comfortaa1" style:font-size-complex="14pt"/>
    </style:style>
    <style:style style:name="P8" style:family="paragraph" style:parent-style-name="normal">
      <style:paragraph-properties fo:text-align="end" style:justify-single-word="false"/>
      <style:text-properties style:font-name="Comfortaa" fo:font-size="14pt" style:font-name-asian="Comfortaa1" style:font-size-asian="14pt" style:font-name-complex="Comfortaa1" style:font-size-complex="14pt"/>
    </style:style>
    <style:style style:name="P9" style:family="paragraph" style:parent-style-name="normal">
      <style:paragraph-properties fo:text-align="end" style:justify-single-word="false"/>
    </style:style>
    <style:style style:name="P10" style:family="paragraph" style:parent-style-name="normal" style:list-style-name="WWNum4">
      <style:paragraph-properties fo:margin-left="1.27cm" fo:text-indent="-0.635cm" style:auto-text-indent="false"/>
    </style:style>
    <style:style style:name="P11" style:family="paragraph" style:parent-style-name="normal" style:list-style-name="WWNum6">
      <style:paragraph-properties fo:margin-left="1.27cm" fo:text-indent="-0.635cm" style:auto-text-indent="false"/>
    </style:style>
    <style:style style:name="P12" style:family="paragraph" style:parent-style-name="normal" style:list-style-name="WWNum7">
      <style:paragraph-properties fo:margin-left="1.27cm" fo:text-indent="-0.635cm" style:auto-text-indent="false"/>
    </style:style>
    <style:style style:name="P13" style:family="paragraph" style:parent-style-name="normal" style:list-style-name="WWNum3">
      <style:paragraph-properties fo:margin-left="1.27cm" fo:text-indent="-0.635cm" style:auto-text-indent="false"/>
    </style:style>
    <style:style style:name="P14" style:family="paragraph" style:parent-style-name="normal" style:list-style-name="WWNum2">
      <style:paragraph-properties fo:margin-left="1.27cm" fo:text-indent="-0.635cm" style:auto-text-indent="false"/>
    </style:style>
    <style:style style:name="P15" style:family="paragraph" style:parent-style-name="normal" style:list-style-name="WWNum8">
      <style:paragraph-properties fo:margin-left="1.27cm" fo:text-indent="-0.635cm" style:auto-text-indent="false"/>
    </style:style>
    <style:style style:name="P16" style:family="paragraph" style:parent-style-name="normal" style:list-style-name="WWNum13">
      <style:paragraph-properties fo:margin-left="1.27cm" fo:text-indent="-0.635cm" style:auto-text-indent="false"/>
    </style:style>
    <style:style style:name="P17" style:family="paragraph" style:parent-style-name="normal" style:list-style-name="WWNum13">
      <style:paragraph-properties fo:margin-left="1.27cm" fo:text-indent="-0.635cm" style:auto-text-indent="false"/>
      <style:text-properties officeooo:paragraph-rsid="00216d98"/>
    </style:style>
    <style:style style:name="P18" style:family="paragraph" style:parent-style-name="normal" style:list-style-name="WWNum1">
      <style:paragraph-properties fo:margin-left="1.27cm" fo:text-indent="-0.635cm" style:auto-text-indent="false"/>
    </style:style>
    <style:style style:name="P19" style:family="paragraph" style:parent-style-name="normal" style:list-style-name="WWNum12">
      <style:paragraph-properties fo:margin-left="1.27cm" fo:text-indent="-0.635cm" style:auto-text-indent="false"/>
    </style:style>
    <style:style style:name="P20" style:family="paragraph" style:parent-style-name="normal" style:list-style-name="WWNum9">
      <style:paragraph-properties fo:margin-left="1.27cm" fo:text-indent="-0.635cm" style:auto-text-indent="false"/>
    </style:style>
    <style:style style:name="P21" style:family="paragraph" style:parent-style-name="normal" style:list-style-name="WWNum5">
      <style:paragraph-properties fo:margin-left="1.27cm" fo:text-indent="-0.635cm" style:auto-text-indent="false"/>
    </style:style>
    <style:style style:name="P22" style:family="paragraph" style:parent-style-name="normal" style:list-style-name="WWNum5">
      <style:paragraph-properties fo:margin-left="1.27cm" fo:text-indent="-0.635cm" style:auto-text-indent="false"/>
      <style:text-properties officeooo:paragraph-rsid="00216d98"/>
    </style:style>
    <style:style style:name="P23" style:family="paragraph" style:parent-style-name="normal" style:list-style-name="WWNum11">
      <style:paragraph-properties fo:margin-left="1.27cm" fo:text-indent="-0.635cm" style:auto-text-indent="false"/>
    </style:style>
    <style:style style:name="P24" style:family="paragraph" style:parent-style-name="normal" style:list-style-name="WWNum10">
      <style:paragraph-properties fo:margin-left="1.27cm" fo:text-indent="-0.635cm" style:auto-text-indent="false"/>
    </style:style>
    <style:style style:name="P25" style:family="paragraph" style:parent-style-name="normal" style:list-style-name="WWNum7">
      <style:paragraph-properties fo:margin-left="1.27cm" fo:text-indent="-0.635cm" style:auto-text-indent="false"/>
      <style:text-properties officeooo:rsid="001f9860" officeooo:paragraph-rsid="001f9860"/>
    </style:style>
    <style:style style:name="P26" style:family="paragraph" style:parent-style-name="normal">
      <style:text-properties officeooo:paragraph-rsid="00216d98"/>
    </style:style>
    <style:style style:name="T1" style:family="text">
      <style:text-properties style:font-name="Comfortaa" fo:font-size="12pt" style:font-name-asian="Comfortaa1" style:font-size-asian="12pt" style:font-name-complex="Comfortaa1" style:font-size-complex="12pt"/>
    </style:style>
    <style:style style:name="T2" style:family="text">
      <style:text-properties style:font-name="Comfortaa" fo:font-size="12pt" officeooo:rsid="001f9860" style:font-name-asian="Comfortaa1" style:font-size-asian="12pt" style:font-name-complex="Comfortaa1" style:font-size-complex="12pt"/>
    </style:style>
    <style:style style:name="T3" style:family="text">
      <style:text-properties style:font-name="Comfortaa" fo:font-size="12pt" officeooo:rsid="00216d98" style:font-name-asian="Comfortaa1" style:font-size-asian="12pt" style:font-name-complex="Comfortaa1" style:font-size-complex="12pt"/>
    </style:style>
    <style:style style:name="T4" style:family="text">
      <style:text-properties style:font-name="Comfortaa" fo:font-size="12pt" style:text-underline-style="none" style:font-name-asian="Comfortaa1" style:font-size-asian="12pt" style:font-name-complex="Comfortaa1" style:font-size-complex="12pt"/>
    </style:style>
    <style:style style:name="T5" style:family="text">
      <style:text-properties style:font-name="Comfortaa" fo:font-size="14pt" style:font-name-asian="Comfortaa1" style:font-size-asian="14pt" style:font-name-complex="Comfortaa1" style:font-size-complex="14pt"/>
    </style:style>
    <style:style style:name="T6" style:family="text">
      <style:text-properties style:font-name="Comfortaa" fo:font-size="14pt" officeooo:rsid="001f9860" style:font-name-asian="Comfortaa1" style:font-size-asian="14pt" style:font-name-complex="Comfortaa1" style:font-size-complex="14pt"/>
    </style:style>
    <style:style style:name="T7" style:family="text">
      <style:text-properties style:font-name="Cousine" fo:font-size="14pt" style:font-name-asian="Cousine1" style:font-size-asian="14pt" style:font-name-complex="Cousine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Федеральное государственное бюджетное образовательное учреждение высшего образования</text:span><text:span text:style-name="T1"/></text:p>
      <text:p text:style-name="P1" loext:marker-style-name="T1"><text:span text:style-name="T1">«Сибирский государственный университете телекоммуникаций и информатики»</text:span><text:span text:style-name="T1"/></text:p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4" loext:marker-style-name="T1"/>
      <text:p text:style-name="P7" loext:marker-style-name="T5"/>
      <text:p text:style-name="P7" loext:marker-style-name="T5"/>
      <text:p text:style-name="P7" loext:marker-style-name="T5"/>
      <text:p text:style-name="P1" loext:marker-style-name="T5"><text:span text:style-name="T7">Лабораторная работа №1</text:span><text:span text:style-name="T5"/></text:p>
      <text:p text:style-name="P7" loext:marker-style-name="T5"/>
      <text:p text:style-name="P1" loext:marker-style-name="T5"><text:span text:style-name="T5">Архитектура вычислительных систем</text:span><text:span text:style-name="T5"/></text:p>
      <text:p text:style-name="P7" loext:marker-style-name="T5"/>
      <text:p text:style-name="P7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8" loext:marker-style-name="T5"/>
      <text:p text:style-name="P9" loext:marker-style-name="T5"><text:span text:style-name="T5">Выполнил студент группы :</text:span><text:span text:style-name="T5"/></text:p>
      <text:p text:style-name="P9" loext:marker-style-name="T5"><text:span text:style-name="T6">ИП-216 Литвинов Артур</text:span></text:p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7" loext:marker-style-name="T5"/>
      <text:p text:style-name="P6" loext:marker-style-name="T5"/>
      <text:p text:style-name="P6" loext:marker-style-name="T5"/>
      <text:p text:style-name="P1" loext:marker-style-name="T5"><text:span text:style-name="T5">Новосибирск</text:span><text:span text:style-name="T5"/></text:p>
      <text:p text:style-name="P1" loext:marker-style-name="T5"><text:span text:style-name="T5">2024</text:span><text:span text:style-name="T5"/></text:p>
      <text:p text:style-name="normal" loext:marker-style-name="T1"><text:soft-page-break/><text:span text:style-name="T1">echo -e "OS <text:s/>$(lsb_release -sd | tr -d '"')"</text:span></text:p>
      <text:list text:style-name="WWNum4">
        <text:list-item>
          <text:p text:style-name="P10" loext:marker-style-name="T4"><text:span text:style-name="T1">echo -e используется для вывода текста с возможностью обработки специальных символов, например, \n для переноса строки.</text:span><text:span text:style-name="T4"/></text:p>
        </text:list-item>
        <text:list-item>
          <text:p text:style-name="P10" loext:marker-style-name="T4"><text:span text:style-name="T1">lsb_release -sd выводит краткую информацию о дистрибутиве операционной системы. Флаг -s убирает заголовки, а -d отображает описание версии ОС.</text:span><text:span text:style-name="T4"/></text:p>
        </text:list-item>
        <text:list-item>
          <text:p text:style-name="P10" loext:marker-style-name="T4"><text:span text:style-name="T1">tr -d '"' удаляет все кавычки из вывода.</text:span><text:span text:style-name="T4"/></text:p>
        </text:list-item>
      </text:list>
      <text:p text:style-name="P5" loext:marker-style-name="T1"/>
      <text:p text:style-name="normal" loext:marker-style-name="T1"><text:span text:style-name="T1">echo -e "Kernel $(uname -srm)\n"</text:span><text:span text:style-name="T1"/></text:p>
      <text:list text:style-name="WWNum6">
        <text:list-item>
          <text:p text:style-name="P11" loext:marker-style-name="T4"><text:span text:style-name="T1">uname -srm показывает информацию о ядре: -s для имени операционной системы, -r для версии ядра, и -m для архитектуры.</text:span><text:span text:style-name="T4"/></text:p>
        </text:list-item>
      </text:list>
      <text:p text:style-name="P5" loext:marker-style-name="T1"/>
      <text:p text:style-name="normal" loext:marker-style-name="T1"><text:span text:style-name="T1">echo -e "CPU $(lscpu | grep "Model name" | cut -d ':' -f2 | head -n 1 | xargs)"</text:span></text:p>
      <text:list text:style-name="WWNum7">
        <text:list-item>
          <text:p text:style-name="P12" loext:marker-style-name="T4"><text:span text:style-name="T1">lscpu выводит информацию о процессоре.</text:span><text:span text:style-name="T4"/></text:p>
        </text:list-item>
        <text:list-item>
          <text:p text:style-name="P12" loext:marker-style-name="T4"><text:span text:style-name="T1">grep "</text:span><text:span text:style-name="T2">Model name</text:span><text:span text:style-name="T1">" ищет строку с названием модели процессора.</text:span></text:p>
        </text:list-item>
        <text:list-item>
          <text:p text:style-name="P12" loext:marker-style-name="T4"><text:span text:style-name="T1">cut -d ':' -f2 выделяет вторую часть строки, разделенной двоеточием.</text:span></text:p>
        </text:list-item>
        <text:list-item>
          <text:p text:style-name="P25" loext:marker-style-name="T4"><text:span text:style-name="T4">head -n 1 выводит только первую строку</text:span></text:p>
        </text:list-item>
        <text:list-item>
          <text:p text:style-name="P12" loext:marker-style-name="T4"><text:span text:style-name="T1">xargs убирает лишние пробелы.</text:span><text:span text:style-name="T4"/></text:p>
        </text:list-item>
      </text:list>
      <text:p text:style-name="P5" loext:marker-style-name="T1"/>
      <text:p text:style-name="normal" loext:marker-style-name="T1"><text:span text:style-name="T1">echo -e "CPU MHz $(cat /proc/cpuinfo | grep "Hz" | cut -d ':' -f2 | head -n 1 | xargs)"</text:span><text:span text:style-name="T1"/></text:p>
      <text:list text:style-name="WWNum3">
        <text:list-item>
          <text:p text:style-name="P13" loext:marker-style-name="T4"><text:span text:style-name="T1">cat /proc/cpuinfo читает информацию о процессоре.</text:span><text:span text:style-name="T4"/></text:p>
        </text:list-item>
        <text:list-item>
          <text:p text:style-name="P13" loext:marker-style-name="T4"><text:span text:style-name="T1">grep "Hz" ищет строки с упоминанием тактовой частоты.</text:span><text:span text:style-name="T4"/></text:p>
        </text:list-item>
        <text:list-item>
          <text:p text:style-name="P13" loext:marker-style-name="T4"><text:span text:style-name="T1">cut -d ':' -f2 и xargs убирают лишние символы и пробелы.</text:span><text:span text:style-name="T4"/></text:p>
        </text:list-item>
        <text:list-item>
          <text:p text:style-name="P13" loext:marker-style-name="T4"><text:span text:style-name="T1">head -n 1 выводит только первую строку.</text:span><text:span text:style-name="T4"/></text:p>
        </text:list-item>
      </text:list>
      <text:p text:style-name="P3" loext:marker-style-name="T1"/>
      <text:p text:style-name="normal" loext:marker-style-name="T1"><text:span text:style-name="T1">echo -e "CPU Core $(lscpu | grep "</text:span><text:span text:style-name="T2">Core</text:span><text:span text:style-name="T1">" | cut -d ':' -f2 | head -n 1 | xargs)"</text:span></text:p>
      <text:list text:style-name="WWNum2">
        <text:list-item>
          <text:p text:style-name="P14" loext:marker-style-name="T4"><text:span text:style-name="T1">Эта строка выводит количество физических ядер процессора.</text:span><text:span text:style-name="T4"/></text:p>
        </text:list-item>
      </text:list>
      <text:p text:style-name="P3" loext:marker-style-name="T1"/>
      <text:p text:style-name="normal" loext:marker-style-name="T1"><text:span text:style-name="T1">echo -e "CPU Cache $(cat /proc/cpuinfo | grep "cache" | cut -d ':' -f2 | head -n 1 | xargs)\n"</text:span><text:span text:style-name="T1"/></text:p>
      <text:list text:style-name="WWNum8">
        <text:list-item>
          <text:p text:style-name="P15" loext:marker-style-name="T4"><text:span text:style-name="T1">Показывает размер кэша процессора.</text:span><text:span text:style-name="T4"/></text:p>
        </text:list-item>
      </text:list>
      <text:p text:style-name="P3" loext:marker-style-name="T1"/>
      <text:p text:style-name="P26" loext:marker-style-name="T1"><text:span text:style-name="T1">echo -e "</text:span><text:span text:style-name="T3">Memory</text:span><text:span text:style-name="T1"> free $(free --mega | grep "Mem" | xargs | cut -d " " -f4) MB"</text:span></text:p>
      <text:list text:style-name="WWNum13">
        <text:list-item>
          <text:p text:style-name="P16" loext:marker-style-name="T4"><text:span text:style-name="T1">free --mega показывает информацию о памяти в мегабайтах.</text:span><text:span text:style-name="T4"/></text:p>
        </text:list-item>
        <text:list-item>
          <text:p text:style-name="P17" loext:marker-style-name="T4"><text:span text:style-name="T1">grep "Mem" ищет строку с общей информацией о памяти.</text:span></text:p>
        </text:list-item>
        <text:list-item>
          <text:p text:style-name="P17" loext:marker-style-name="T4"><text:span text:style-name="T1">xargs убирает лишние пробелы</text:span></text:p>
        </text:list-item>
        <text:list-item>
          <text:p text:style-name="P17" loext:marker-style-name="T4"><text:span text:style-name="T1">cut -d " " -f4 показывает объем свободной памяти.</text:span></text:p>
        </text:list-item>
      </text:list>
      <text:p text:style-name="P3" loext:marker-style-name="T1"/>
      <text:p text:style-name="P26" loext:marker-style-name="T1"><text:span text:style-name="T1">echo -e "Mem</text:span><text:span text:style-name="T3">ory</text:span><text:span text:style-name="T1"> total $(free --mega | grep "Mem" | xargs | cut -d " " -f2) MB"</text:span></text:p>
      <text:list text:style-name="WWNum1">
        <text:list-item>
          <text:p text:style-name="P18" loext:marker-style-name="T4"><text:span text:style-name="T1">Выводит общий объем памяти.</text:span><text:span text:style-name="T4"/></text:p>
        </text:list-item>
      </text:list>
      <text:p text:style-name="P3" loext:marker-style-name="T1"/>
      <text:p text:style-name="P26" loext:marker-style-name="T1"><text:span text:style-name="T1">echo -e "Mem</text:span><text:span text:style-name="T3">ory</text:span><text:span text:style-name="T1"> used $(free --mega | grep "Mem" | xargs | cut -d " " -f3) MB\n"</text:span></text:p>
      <text:list text:style-name="WWNum12">
        <text:list-item>
          <text:p text:style-name="P19" loext:marker-style-name="T4"><text:span text:style-name="T1">Выводит объем используемой памяти.</text:span><text:span text:style-name="T4"/></text:p>
        </text:list-item>
      </text:list>
      <text:p text:style-name="P3" loext:marker-style-name="T1"/>
      <text:p text:style-name="normal" loext:marker-style-name="T1"><text:span text:style-name="T1">echo -e "User $(whoami)"</text:span><text:span text:style-name="T1"/></text:p>
      <text:list text:style-name="WWNum9">
        <text:list-item>
          <text:p text:style-name="P20" loext:marker-style-name="T4"><text:span text:style-name="T1">whoami показывает имя текущего пользователя.</text:span><text:span text:style-name="T4"/></text:p>
        </text:list-item>
      </text:list>
      <text:p text:style-name="P3" loext:marker-style-name="T1"/>
      <text:p text:style-name="P3" loext:marker-style-name="T1"><text:soft-page-break/></text:p>
      <text:p text:style-name="P26" loext:marker-style-name="T1"><text:span text:style-name="T1">echo -e "IP </text:span><text:span text:style-name="T3">address</text:span><text:span text:style-name="T1"> $(ip -br a show | grep "UP" | xargs | cut -d " " -f3)"</text:span></text:p>
      <text:list text:style-name="WWNum5">
        <text:list-item>
          <text:p text:style-name="P21" loext:marker-style-name="T4"><text:span text:style-name="T1">ip -br a show выводит краткую информацию о сетевых интерфейсах.</text:span><text:span text:style-name="T4"/></text:p>
        </text:list-item>
        <text:list-item>
          <text:p text:style-name="P22" loext:marker-style-name="T4"><text:span text:style-name="T1">grep "UP" ищет активные интерфейсы.</text:span></text:p>
        </text:list-item>
        <text:list-item>
          <text:p text:style-name="P21" loext:marker-style-name="T4"><text:span text:style-name="T1">cut -d " " -f3 выводит IP-адрес активного интерфейса.</text:span><text:span text:style-name="T4"/></text:p>
        </text:list-item>
      </text:list>
      <text:p text:style-name="P3" loext:marker-style-name="T1"/>
      <text:p text:style-name="normal" loext:marker-style-name="T1"><text:span text:style-name="T1">echo -e "MAC address <text:s text:c="2"/>$(ip addr | grep "link/ether" | xargs | cut -d " " -f2)\n"</text:span></text:p>
      <text:list text:style-name="WWNum11">
        <text:list-item>
          <text:p text:style-name="P23" loext:marker-style-name="T4"><text:span text:style-name="T1">Показывает последний MAC-адрес сетевого интерфейса.</text:span><text:span text:style-name="T4"/></text:p>
        </text:list-item>
      </text:list>
      <text:p text:style-name="P3" loext:marker-style-name="T1"/>
      <text:p text:style-name="normal" loext:marker-style-name="T1"><text:span text:style-name="T1">echo -e "$(df -h | grep ^/dev/ | awk '{printf "%-1</text:span><text:span text:style-name="T3">3</text:span><text:span text:style-name="T1">s %-10s %s/%s\n", $6, $2, $3, $4}')"</text:span></text:p>
      <text:list text:style-name="WWNum10">
        <text:list-item>
          <text:p text:style-name="P24" loext:marker-style-name="T4"><text:span text:style-name="T1">df -h выводит информацию о дисковом пространстве в человекочитаемом формате.</text:span><text:span text:style-name="T4"/></text:p>
        </text:list-item>
        <text:list-item>
          <text:p text:style-name="P24" loext:marker-style-name="T4"><text:span text:style-name="T1">grep ^/dev/ выбирает строки, относящиеся к дискам.</text:span><text:span text:style-name="T4"/></text:p>
        </text:list-item>
        <text:list-item>
          <text:p text:style-name="P24" loext:marker-style-name="T4"><text:span text:style-name="T1">awk форматирует вывод, показывая точку монтирования, общий объем и использованное/свободное пространство.</text:span><text:span text:style-name="T4"/></text:p>
        </text:list-item>
      </text:list>
      <text:p text:style-name="P3" loext:marker-style-name="T1"/>
      <text:p text:style-name="P3" loext:marker-style-name="T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mfortaa" svg:font-family="Comfortaa" style:font-family-generic="roman" style:font-pitch="variable"/>
    <style:font-face style:name="Comfortaa1" svg:font-family="Comfortaa" style:font-family-generic="system" style:font-pitch="variable"/>
    <style:font-face style:name="Cousine" svg:font-family="Cousine" style:font-family-generic="roman" style:font-pitch="variable"/>
    <style:font-face style:name="Cousine1" svg:font-family="Cousine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0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0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0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0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0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0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0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0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1.998cm" fo:margin-right="1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0T16:42:37.643481908</dc:date>
    <meta:editing-duration>PT3M6S</meta:editing-duration>
    <meta:editing-cycles>1</meta:editing-cycles>
    <meta:document-statistic meta:table-count="0" meta:image-count="0" meta:object-count="0" meta:page-count="3" meta:paragraph-count="50" meta:word-count="504" meta:character-count="2876" meta:non-whitespace-character-count="2452"/>
    <meta:generator>LibreOffice/24.2.4.2$Linux_X86_64 LibreOffice_project/420$Build-2</meta:generator>
  </office:meta>
</office:document-meta>
</file>